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gorithmParameterGenerator.ini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Generator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Generator.init( int var0 , java . security . SecureRando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Generator.init( java . security . spec . AlgorithmParameterSpec var0 , java . security . SecureRando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Generator.AlgorithmParameterGenerator( java . security . AlgorithmParameterGeneratorSpi var0 , java . security . Provider var1 , java . lang .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Generator.getInstanc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Generator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Generator.getInstan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Generator.init( java . security . spec . AlgorithmParameterSpec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gorithmParameterGenerator.generat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